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Courier, monospace"/>
    <style:font-face style:name="Menlo" svg:font-family="Menlo, Monaco, Consolas, 'Courier New', monospace"/>
    <style:font-face style:name="OpenSymbol" svg:font-family="OpenSymbol"/>
    <style:font-face style:name="Segoe UI" svg:font-family="'Segoe UI'"/>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6.6924in"/>
    </style:style>
    <style:style style:name="Table1.A1" style:family="table-cell">
      <style:table-cell-properties style:vertical-align="middle" fo:padding="0.0194in" fo:border="none"/>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Standard">
      <style:paragraph-properties style:text-autospace="none"/>
      <style:text-properties style:font-name="Times New Roman" fo:font-size="12pt" fo:font-weight="bold" style:font-size-asian="12pt" style:font-weight-asian="bold" style:font-size-complex="12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margin-top="0in" fo:margin-bottom="0in"/>
      <style:text-properties style:use-window-font-color="true" style:font-name="Times New Roman" fo:font-size="12pt" fo:font-weight="normal" style:font-name-asian="Consolas" style:font-size-asian="12pt" style:font-weight-asian="normal" style:font-name-complex="Consolas" style:font-size-complex="12pt" style:font-weight-complex="normal"/>
    </style:style>
    <style:style style:name="P7" style:family="paragraph" style:parent-style-name="Standard">
      <style:paragraph-properties fo:margin-top="0in" fo:margin-bottom="0in"/>
      <style:text-properties style:use-window-font-color="true" style:font-name="Times New Roman" fo:font-size="12pt" fo:font-weight="bold" style:font-name-asian="Consolas" style:font-size-asian="12pt" style:font-weight-asian="bold" style:font-name-complex="Consolas" style:font-size-complex="12pt" style:font-weight-complex="bold"/>
    </style:style>
    <style:style style:name="P8" style:family="paragraph" style:parent-style-name="Standard">
      <style:paragraph-properties fo:margin-top="0in" fo:margin-bottom="0in"/>
      <style:text-properties style:font-name="Times New Roman" fo:font-size="12pt" fo:font-weight="normal" style:font-size-asian="12pt" style:font-weight-asian="normal" style:font-size-complex="12pt" style:font-weight-complex="normal"/>
    </style:style>
    <style:style style:name="P9" style:family="paragraph" style:parent-style-name="Text_20_body">
      <style:paragraph-properties fo:margin-top="0in" fo:margin-bottom="0in"/>
      <style:text-properties style:font-name="Times New Roman" fo:font-size="12pt" fo:font-weight="normal" style:font-size-asian="12pt" style:font-weight-asian="normal" style:font-size-complex="12pt" style:font-weight-complex="normal"/>
    </style:style>
    <style:style style:name="P10" style:family="paragraph" style:parent-style-name="Preformatted_20_Text">
      <style:paragraph-properties fo:margin-top="0in" fo:margin-bottom="0in"/>
      <style:text-properties fo:font-variant="normal" fo:text-transform="none" fo:color="#000000" style:font-name="Consolas1" fo:font-size="9.75pt" fo:letter-spacing="normal" fo:font-style="normal" fo:font-weight="normal" style:font-size-asian="12pt" style:font-weight-asian="normal" style:font-size-complex="12pt" style:font-weight-complex="normal"/>
    </style:style>
    <style:style style:name="P11" style:family="paragraph" style:parent-style-name="Preformatted_20_Text">
      <style:paragraph-properties fo:margin-top="0in" fo:margin-bottom="0in" style:text-autospace="none"/>
      <style:text-properties fo:font-variant="normal" fo:text-transform="none" fo:color="#000000" style:font-name="Times New Roman" fo:font-size="12pt" fo:letter-spacing="normal" fo:language="cs" fo:country="CZ" fo:font-style="normal" fo:font-weight="normal" style:font-name-asian="Consolas" style:font-size-asian="12pt" style:font-weight-asian="normal" style:font-name-complex="Consolas" style:font-size-complex="12pt" style:font-weight-complex="normal"/>
    </style:style>
    <style:style style:name="P12" style:family="paragraph" style:parent-style-name="Preformatted_20_Text">
      <style:paragraph-properties fo:margin-top="0in" fo:margin-bottom="0in" style:text-autospace="none"/>
      <style:text-properties fo:font-variant="normal" fo:text-transform="none" fo:color="#000000" style:font-name="Times New Roman" fo:font-size="11pt" fo:letter-spacing="normal" fo:language="cs" fo:country="CZ" fo:font-style="normal" fo:font-weight="normal" style:font-name-asian="Consolas" style:font-size-asian="11pt" style:font-weight-asian="normal" style:font-name-complex="Consolas" style:font-size-complex="11pt" style:font-weight-complex="normal"/>
    </style:style>
    <style:style style:name="P13" style:family="paragraph" style:parent-style-name="Preformatted_20_Text">
      <style:paragraph-properties fo:margin-top="0in" fo:margin-bottom="0in" style:line-height-at-least="0.1772in" fo:widows="1" fo:padding="0in" fo:border="none"/>
      <style:text-properties fo:font-variant="normal" fo:text-transform="none" fo:color="#000000" style:font-name="Consolas1" fo:font-size="9.75pt" fo:letter-spacing="normal" fo:font-style="normal" fo:font-weight="normal"/>
    </style:style>
    <style:style style:name="P14" style:family="paragraph" style:parent-style-name="Text_20_body">
      <style:paragraph-properties style:text-autospace="none"/>
      <style:text-properties fo:font-variant="normal" fo:text-transform="none" fo:color="#9d9d9d" style:font-name="Menlo" fo:font-size="9.75pt" fo:letter-spacing="normal" fo:font-style="normal" fo:font-weight="bold" style:font-size-asian="12pt" style:font-weight-asian="bold" style:font-size-complex="12pt" style:font-weight-complex="bold"/>
    </style:style>
    <style:style style:name="P15" style:family="paragraph" style:parent-style-name="Text_20_body">
      <style:paragraph-properties fo:margin-left="0in" fo:margin-right="0in" fo:margin-top="0in" fo:margin-bottom="0in" style:line-height-at-least="0.1874in" fo:widows="1" fo:text-indent="0in" style:auto-text-indent="false" fo:padding="0in" fo:border="none"/>
      <style:text-properties fo:font-variant="normal" fo:text-transform="none" fo:color="#2a2a2a" style:font-name="Times New Roman" fo:font-size="12pt" fo:letter-spacing="normal" fo:font-style="normal" fo:font-weight="normal" style:font-size-asian="12pt" style:font-size-complex="12pt"/>
    </style:style>
    <style:style style:name="P16" style:family="paragraph" style:parent-style-name="Text_20_body">
      <style:paragraph-properties fo:margin-left="0in" fo:margin-right="0in" fo:margin-top="0in" fo:margin-bottom="0in" fo:text-align="end" style:justify-single-word="false" fo:widows="1" fo:text-indent="0in" style:auto-text-indent="false" fo:padding="0in" fo:border="none"/>
      <style:text-properties fo:font-variant="normal" fo:text-transform="none" fo:color="#999999" style:font-name="Times New Roman" fo:font-size="12pt" fo:letter-spacing="normal" fo:font-style="normal" fo:font-weight="normal" style:font-size-asian="12pt" style:font-size-complex="12pt"/>
    </style:style>
    <style:style style:name="P17"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00" style:font-name="Times New Roman" fo:font-size="12pt" fo:letter-spacing="normal" fo:language="cs" fo:country="CZ" fo:font-style="normal" fo:font-weight="normal" style:font-size-asian="12pt" style:font-size-complex="12pt"/>
    </style:style>
    <style:style style:name="P18"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00" style:font-name="Times New Roman" fo:font-size="12pt" fo:letter-spacing="normal" style:font-size-asian="12pt" style:font-size-complex="12pt"/>
    </style:style>
    <style:style style:name="P19"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00" style:font-name="Times New Roman" fo:font-size="11pt" fo:letter-spacing="normal" style:font-size-asian="11pt" style:font-size-complex="11pt"/>
    </style:style>
    <style:style style:name="P20"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00" style:font-name="Times New Roman" fo:font-size="11pt" fo:letter-spacing="normal" fo:language="cs" fo:country="CZ" fo:font-style="normal" fo:font-weight="normal" style:font-size-asian="11pt" style:font-size-complex="11pt"/>
    </style:style>
    <style:style style:name="P21"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ff" style:font-name="Times New Roman" fo:font-size="12pt" fo:letter-spacing="normal" fo:language="cs" fo:country="CZ" fo:font-style="normal" fo:font-weight="normal" style:font-size-asian="12pt" style:font-size-complex="12pt"/>
    </style:style>
    <style:style style:name="P22" style:family="paragraph" style:parent-style-name="Text_20_body">
      <style:paragraph-properties fo:margin-left="0in" fo:margin-right="0in" fo:widows="1" fo:text-indent="0in" style:auto-text-indent="false"/>
      <style:text-properties fo:font-variant="normal" fo:text-transform="none" fo:color="#111111" style:font-name="Times New Roman" fo:font-size="12pt" fo:letter-spacing="normal" fo:font-style="normal" fo:font-weight="normal" style:font-size-asian="12pt" style:font-size-complex="12pt"/>
    </style:style>
    <style:style style:name="P23" style:family="paragraph" style:parent-style-name="Preformatted_20_Text">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P24" style:family="paragraph" style:parent-style-name="Preformatted_20_Text">
      <style:paragraph-properties fo:margin-top="0in" fo:margin-bottom="0.1965in" fo:widows="1" fo:padding="0.0626in" fo:border="0.0008in solid #fbedbb"/>
      <style:text-properties fo:font-variant="normal" fo:text-transform="none" fo:color="#000000" style:font-name="Times New Roman" fo:font-size="12pt" fo:letter-spacing="normal" fo:language="cs" fo:country="CZ" fo:font-style="normal" fo:font-weight="normal" style:font-size-asian="12pt" style:font-size-complex="12pt"/>
    </style:style>
    <style:style style:name="P25" style:family="paragraph" style:parent-style-name="Preformatted_20_Text">
      <style:paragraph-properties fo:margin-top="0in" fo:margin-bottom="0.1965in" fo:widows="1" fo:padding="0.0626in" fo:border="0.0008in solid #fbedbb"/>
      <style:text-properties fo:font-variant="normal" fo:text-transform="none" fo:color="#000000" style:font-name="Times New Roman" fo:font-size="11pt" fo:letter-spacing="normal" style:font-size-asian="11pt" style:font-size-complex="11pt"/>
    </style:style>
    <style:style style:name="P26" style:family="paragraph" style:parent-style-name="Preformatted_20_Text">
      <style:paragraph-properties fo:widows="1" fo:padding="0.0626in" fo:border="0.0008in solid #fbedbb"/>
      <style:text-properties fo:font-variant="normal" fo:text-transform="none" fo:color="#000000" style:font-name="Times New Roman" fo:font-size="12pt" fo:letter-spacing="normal" fo:language="cs" fo:country="CZ" fo:font-style="normal" fo:font-weight="normal" style:font-size-asian="12pt" style:font-size-complex="12pt"/>
    </style:style>
    <style:style style:name="P27" style:family="paragraph" style:parent-style-name="Preformatted_20_Text">
      <style:paragraph-properties fo:widows="1" fo:padding="0.0626in" fo:border="0.0008in solid #fbedbb"/>
      <style:text-properties fo:font-variant="normal" fo:text-transform="none" fo:color="#000000" style:font-name="Times New Roman" fo:font-size="12pt" fo:letter-spacing="normal" style:font-size-asian="12pt" style:font-size-complex="12pt"/>
    </style:style>
    <style:style style:name="P28" style:family="paragraph" style:parent-style-name="Preformatted_20_Text">
      <style:paragraph-properties fo:widows="1" fo:padding="0.0626in" fo:border="0.0008in solid #fbedbb"/>
      <style:text-properties fo:font-variant="normal" fo:text-transform="none" fo:color="#000000" style:font-name="Times New Roman" fo:font-size="11pt" fo:letter-spacing="normal" fo:language="cs" fo:country="CZ" fo:font-style="normal" fo:font-weight="normal" style:font-size-asian="11pt" style:font-size-complex="11pt"/>
    </style:style>
    <style:style style:name="P29" style:family="paragraph" style:parent-style-name="Preformatted_20_Text">
      <style:paragraph-properties fo:widows="1" fo:padding="0.0626in" fo:border="0.0008in solid #fbedbb"/>
      <style:text-properties fo:font-variant="normal" fo:text-transform="none" fo:color="#000000" style:font-name="Times New Roman" fo:font-size="11pt" fo:letter-spacing="normal" style:font-size-asian="11pt" style:font-size-complex="11pt"/>
    </style:style>
    <style:style style:name="P30" style:family="paragraph" style:parent-style-name="Preformatted_20_Text">
      <style:paragraph-properties fo:widows="1" fo:padding="0.0626in" fo:border="0.0008in solid #fbedbb"/>
      <style:text-properties style:font-name="Times New Roman" fo:font-size="12pt" style:font-size-asian="12pt" style:font-size-complex="12pt"/>
    </style:style>
    <style:style style:name="P31" style:family="paragraph" style:parent-style-name="Preformatted_20_Text">
      <style:paragraph-properties fo:widows="1" fo:padding="0.0626in" fo:border="0.0008in solid #fbedbb"/>
      <style:text-properties style:font-name="Times New Roman" fo:font-size="11pt" style:font-size-asian="11pt" style:font-size-complex="11pt"/>
    </style:style>
    <style:style style:name="P32"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33"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34"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35" style:family="paragraph" style:parent-style-name="Standard">
      <style:paragraph-properties style:text-autospace="none"/>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36" style:family="paragraph" style:parent-style-name="Standard" style:list-style-name="L1">
      <style:paragraph-properties style:text-autospace="none"/>
      <style:text-properties style:font-name="Times New Roman" fo:font-size="12pt" style:font-size-asian="12pt" style:font-size-complex="12pt"/>
    </style:style>
    <style:style style:name="P37" style:family="paragraph" style:parent-style-name="Standard">
      <style:paragraph-properties fo:margin-top="0in" fo:margin-bottom="0in" style:text-autospace="none"/>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38" style:family="paragraph" style:parent-style-name="Standard">
      <style:paragraph-properties fo:margin-top="0in" fo:margin-bottom="0in"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39" style:family="paragraph" style:parent-style-name="Standard">
      <style:paragraph-properties fo:margin-top="0in" fo:margin-bottom="0in" style:text-autospace="none"/>
      <style:text-properties fo:color="#000000" style:font-name="Times New Roman" fo:font-size="12pt" style:text-underline-style="solid" style:text-underline-width="auto" style:text-underline-color="font-color" fo:font-weight="normal" style:font-name-asian="Consolas" style:font-size-asian="12pt" style:font-weight-asian="normal" style:font-name-complex="Consolas" style:font-size-complex="12pt" style:font-weight-complex="normal"/>
    </style:style>
    <style:style style:name="P40" style:family="paragraph" style:parent-style-name="Text_20_body">
      <style:text-properties fo:font-variant="normal" fo:text-transform="none" fo:color="#000000" style:font-name="Times New Roman" fo:font-size="12pt" fo:letter-spacing="normal" fo:language="cs" fo:country="CZ" fo:font-style="normal" fo:font-weight="normal" style:font-size-asian="12pt" style:font-size-complex="12pt"/>
    </style:style>
    <style:style style:name="P41" style:family="paragraph" style:parent-style-name="Text_20_body">
      <style:text-properties fo:font-variant="normal" fo:text-transform="none" fo:color="#000000" style:font-name="Times New Roman" fo:font-size="12pt" fo:letter-spacing="normal" fo:language="cs" fo:country="CZ" fo:font-style="normal" fo:font-weight="bold" style:font-size-asian="12pt" style:font-weight-asian="bold" style:font-size-complex="12pt" style:font-weight-complex="bold"/>
    </style:style>
    <style:style style:name="P42" style:family="paragraph" style:parent-style-name="Text_20_body" style:list-style-name="L2">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9d9d9d" style:font-name="Menlo" fo:font-size="9.75pt" fo:letter-spacing="normal" fo:font-style="normal" fo:font-weight="bold"/>
    </style:style>
    <style:style style:name="P43" style:family="paragraph" style:parent-style-name="Text_20_body" style:list-style-name="L3">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9d9d9d" style:font-name="Times New Roman" fo:font-size="11pt" fo:letter-spacing="normal" fo:font-style="normal" fo:font-weight="bold" style:font-size-asian="11pt" style:font-size-complex="11pt"/>
    </style:style>
    <style:style style:name="P44" style:family="paragraph" style:parent-style-name="Text_20_body" style:list-style-name="L2">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393124" fo:letter-spacing="normal"/>
    </style:style>
    <style:style style:name="P45" style:family="paragraph" style:parent-style-name="Text_20_body" style:list-style-name="L2">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393124" style:font-name="Menlo" fo:font-size="9.75pt" fo:letter-spacing="normal" fo:font-style="normal" fo:font-weight="bold"/>
    </style:style>
    <style:style style:name="P46" style:family="paragraph" style:parent-style-name="Text_20_body" style:list-style-name="L3">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4e9b00" style:font-name="Times New Roman" fo:font-size="11pt" fo:letter-spacing="normal" fo:font-style="italic" fo:font-weight="bold" style:font-size-asian="11pt" style:font-size-complex="11pt"/>
    </style:style>
    <style:style style:name="P47" style:family="paragraph" style:parent-style-name="Text_20_body">
      <style:paragraph-properties fo:margin-left="0in" fo:margin-right="0in" fo:margin-top="0in" fo:margin-bottom="0in" fo:widows="1" fo:text-indent="0in" style:auto-text-indent="false"/>
      <style:text-properties fo:font-variant="normal" fo:text-transform="none" fo:color="#333333" style:font-name="Times New Roman" fo:font-size="12pt" fo:letter-spacing="normal" style:font-size-asian="12pt" style:font-size-complex="12pt"/>
    </style:style>
    <style:style style:name="P48" style:family="paragraph" style:parent-style-name="Text_20_body">
      <style:paragraph-properties fo:margin-top="0in" fo:margin-bottom="0.0201in"/>
      <style:text-properties fo:font-variant="normal" fo:text-transform="none" fo:color="#000000" style:font-name="Times New Roman" fo:font-size="12pt" fo:letter-spacing="normal" fo:language="cs" fo:country="CZ" fo:font-style="normal" fo:font-weight="normal" style:font-size-asian="12pt" style:font-size-complex="12pt"/>
    </style:style>
    <style:style style:name="P49" style:family="paragraph" style:parent-style-name="Text_20_body">
      <style:paragraph-properties fo:margin-top="0in" fo:margin-bottom="0.0201in"/>
      <style:text-properties fo:font-variant="normal" fo:text-transform="none" fo:color="#000000" style:font-name="Times New Roman" fo:font-size="12pt" fo:letter-spacing="normal" fo:language="cs" fo:country="CZ" fo:font-style="normal" fo:font-weight="bold" style:font-size-asian="12pt" style:font-weight-asian="bold" style:font-size-complex="12pt" style:font-weight-complex="bold"/>
    </style:style>
    <style:style style:name="P50" style:family="paragraph" style:parent-style-name="Text_20_body">
      <style:paragraph-properties fo:margin-top="0in" fo:margin-bottom="0.0201in"/>
      <style:text-properties fo:font-variant="normal" fo:text-transform="none" fo:color="#9d9d9d" style:font-name="Times New Roman" fo:font-size="11pt" fo:letter-spacing="normal" fo:language="cs" fo:country="CZ" fo:font-style="normal" fo:font-weight="bold" style:font-size-asian="11pt" style:font-size-complex="11pt"/>
    </style:style>
    <style:style style:name="P51" style:family="paragraph" style:parent-style-name="Text_20_body">
      <style:paragraph-properties fo:margin-top="0in" fo:margin-bottom="0in"/>
      <style:text-properties fo:font-variant="normal" fo:text-transform="none" fo:color="#000000" style:font-name="Times New Roman" fo:font-size="12pt" fo:letter-spacing="normal" fo:language="cs" fo:country="CZ" fo:font-style="normal" fo:font-weight="normal" style:font-size-asian="12pt" style:font-size-complex="12pt"/>
    </style:style>
    <style:style style:name="P52" style:family="paragraph" style:parent-style-name="Text_20_body">
      <style:paragraph-properties fo:margin-top="0in" fo:margin-bottom="0in"/>
      <style:text-properties fo:font-variant="normal" fo:text-transform="none" fo:color="#000000" style:font-name="Times New Roman" fo:font-size="12pt" fo:letter-spacing="normal" fo:language="cs" fo:country="CZ" fo:font-style="normal" fo:font-weight="bold" style:font-size-asian="12pt" style:font-weight-asian="bold" style:font-size-complex="12pt" style:font-weight-complex="bold"/>
    </style:style>
    <style:style style:name="P53" style:family="paragraph" style:parent-style-name="Text_20_body">
      <style:paragraph-properties fo:margin-top="0in" fo:margin-bottom="0in"/>
      <style:text-properties fo:font-variant="normal" fo:text-transform="none" fo:color="#333333" style:font-name="Times New Roman" fo:font-size="12pt" fo:letter-spacing="normal" fo:language="cs" fo:country="CZ" fo:font-style="normal" fo:font-weight="normal" style:font-size-asian="12pt" style:font-weight-asian="bold" style:font-size-complex="12pt" style:font-weight-complex="bold"/>
    </style:style>
    <style:style style:name="P54" style:family="paragraph" style:parent-style-name="Preformatted_20_Text">
      <style:paragraph-properties fo:margin-top="0in" fo:margin-bottom="0.1043in" style:line-height-at-least="0.1665in" fo:widows="1" fo:padding="0.052in" fo:border="0.0008in solid #d6d6d6"/>
    </style:style>
    <style:style style:name="P55" style:family="paragraph" style:parent-style-name="Preformatted_20_Text">
      <style:paragraph-properties fo:margin-top="0in" fo:margin-bottom="0.1043in" style:line-height-at-least="0.1665in" fo:widows="1" fo:padding="0.052in" fo:border="0.0008in solid #d6d6d6"/>
      <style:text-properties fo:font-variant="normal" fo:text-transform="none" fo:color="#313131" fo:letter-spacing="normal"/>
    </style:style>
    <style:style style:name="P56" style:family="paragraph" style:parent-style-name="Preformatted_20_Text">
      <style:paragraph-properties fo:margin-top="0in" fo:margin-bottom="0in"/>
      <style:text-properties fo:font-variant="normal" fo:text-transform="none" fo:color="#313131" style:font-name="Menlo" fo:font-size="9.75pt" fo:letter-spacing="normal" fo:language="cs" fo:country="CZ" fo:font-style="normal" fo:font-weight="normal" style:font-size-asian="12pt" style:font-size-complex="12pt"/>
    </style:style>
    <style:style style:name="P57" style:family="paragraph" style:parent-style-name="Table_20_Contents" style:list-style-name="L7">
      <style:paragraph-properties fo:margin-left="0in" fo:margin-right="0in" fo:margin-top="0in" fo:margin-bottom="0in" fo:line-height="130%" fo:text-indent="0in" style:auto-text-indent="false" fo:padding="0in" fo:border="none"/>
    </style:style>
    <style:style style:name="P58" style:family="paragraph" style:parent-style-name="Table_20_Contents">
      <style:paragraph-properties fo:margin-left="0in" fo:margin-right="0in" fo:margin-top="0in" fo:margin-bottom="0in" fo:line-height="130%" fo:text-indent="0in" style:auto-text-indent="false" fo:padding="0in" fo:border="none"/>
      <style:text-properties style:font-name="Times New Roman" fo:font-size="12pt" style:font-size-asian="12pt" style:font-size-complex="12pt"/>
    </style:style>
    <style:style style:name="P59" style:family="paragraph" style:parent-style-name="Table_20_Contents" style:list-style-name="L4">
      <style:paragraph-properties fo:margin-left="0in" fo:margin-right="0in" fo:margin-top="0in" fo:margin-bottom="0in" fo:line-height="130%" fo:text-indent="0in" style:auto-text-indent="false" fo:padding="0in" fo:border="none"/>
      <style:text-properties style:font-name="Times New Roman" fo:font-size="12pt" style:font-size-asian="12pt" style:font-size-complex="12pt"/>
    </style:style>
    <style:style style:name="P60" style:family="paragraph" style:parent-style-name="Table_20_Contents" style:list-style-name="L5">
      <style:paragraph-properties fo:margin-left="0in" fo:margin-right="0in" fo:margin-top="0in" fo:margin-bottom="0in" fo:line-height="130%" fo:text-indent="0in" style:auto-text-indent="false" fo:padding="0in" fo:border="none"/>
      <style:text-properties style:font-name="Times New Roman" fo:font-size="12pt" style:font-size-asian="12pt" style:font-size-complex="12pt"/>
    </style:style>
    <style:style style:name="P61" style:family="paragraph" style:parent-style-name="Table_20_Contents" style:list-style-name="L6">
      <style:paragraph-properties fo:margin-left="0in" fo:margin-right="0in" fo:margin-top="0in" fo:margin-bottom="0in" fo:line-height="130%" fo:text-indent="0in" style:auto-text-indent="false" fo:padding="0in" fo:border="none"/>
      <style:text-properties style:font-name="Times New Roman" fo:font-size="12pt" style:font-size-asian="12pt" style:font-size-complex="12pt"/>
    </style:style>
    <style:style style:name="P62" style:family="paragraph" style:parent-style-name="Table_20_Contents" style:list-style-name="L7">
      <style:paragraph-properties fo:margin-left="0in" fo:margin-right="0in" fo:margin-top="0in" fo:margin-bottom="0in" fo:line-height="130%" fo:text-indent="0in" style:auto-text-indent="false" fo:padding="0in" fo:border="none"/>
      <style:text-properties style:font-name="Times New Roman" fo:font-size="12pt" style:font-size-asian="12pt" style:font-size-complex="12pt"/>
    </style:style>
    <style:style style:name="P63" style:family="paragraph" style:parent-style-name="Heading_20_3">
      <style:paragraph-properties fo:margin-left="0in" fo:margin-right="0in" fo:margin-top="0in" fo:margin-bottom="0in" fo:line-height="130%" fo:text-indent="0in" style:auto-text-indent="false" fo:padding="0in" fo:border="none"/>
      <style:text-properties fo:font-size="12.75pt" fo:font-weight="normal"/>
    </style:style>
    <style:style style:name="P64" style:family="paragraph" style:parent-style-name="Heading_20_3">
      <style:paragraph-properties fo:margin-left="0in" fo:margin-right="0in" fo:margin-top="0in" fo:margin-bottom="0in" fo:line-height="130%" fo:text-indent="0in" style:auto-text-indent="false" fo:padding="0in" fo:border="none"/>
      <style:text-properties style:font-name="Times New Roman" fo:font-size="12pt" fo:font-weight="normal" style:font-size-asian="12pt" style:font-size-complex="12pt"/>
    </style:style>
    <style:style style:name="T1" style:family="text">
      <style:text-properties fo:font-weight="bold" style:font-weight-asian="bold" style:font-weight-complex="bold"/>
    </style:style>
    <style:style style:name="T2" style:family="text">
      <style:text-properties fo:color="#000000" style:font-name="Consolas" fo:font-size="9.5pt" style:font-name-asian="Consolas" style:font-size-asian="9.5pt" style:font-name-complex="Consolas" style:font-size-complex="9.5pt"/>
    </style:style>
    <style:style style:name="T3" style:family="text">
      <style:text-properties fo:color="#000000" style:font-name="Consolas" fo:font-size="9.5pt" style:font-size-asian="9.5pt" style:font-size-complex="9.5pt"/>
    </style:style>
    <style:style style:name="T4" style:family="text">
      <style:text-properties fo:color="#000000" style:font-name-asian="Consolas" style:font-name-complex="Consolas"/>
    </style:style>
    <style:style style:name="T5" style:family="text">
      <style:text-properties fo:color="#000000" fo:font-weight="normal" style:font-name-asian="Consolas" style:font-weight-asian="normal" style:font-name-complex="Consolas" style:font-weight-complex="normal"/>
    </style:style>
    <style:style style:name="T6" style:family="text">
      <style:text-properties fo:color="#0000ff"/>
    </style:style>
    <style:style style:name="T7" style:family="text">
      <style:text-properties fo:color="#0000ff" style:font-name="Consolas" fo:font-size="9.5pt" style:font-name-asian="Consolas" style:font-size-asian="9.5pt" style:font-name-complex="Consolas" style:font-size-complex="9.5pt"/>
    </style:style>
    <style:style style:name="T8" style:family="text">
      <style:text-properties fo:color="#0000ff" style:font-name="Consolas" fo:font-size="9.5pt" style:font-size-asian="9.5pt" style:font-size-complex="9.5pt"/>
    </style:style>
    <style:style style:name="T9" style:family="text">
      <style:text-properties fo:color="#0000ff" style:font-name-asian="Consolas" style:font-name-complex="Consolas"/>
    </style:style>
    <style:style style:name="T10" style:family="text">
      <style:text-properties fo:color="#0000ff" fo:language="cs" fo:country="CZ" fo:font-style="normal" fo:font-weight="normal"/>
    </style:style>
    <style:style style:name="T11" style:family="text">
      <style:text-properties fo:color="#0000ff" style:font-weight-asian="normal" style:font-weight-complex="normal"/>
    </style:style>
    <style:style style:name="T12" style:family="text">
      <style:text-properties fo:color="#0000ff" fo:font-style="normal" fo:font-weight="normal"/>
    </style:style>
    <style:style style:name="T13" style:family="text">
      <style:text-properties fo:color="#2b91af" style:font-name="Consolas" fo:font-size="9.5pt" style:font-name-asian="Consolas" style:font-size-asian="9.5pt" style:font-name-complex="Consolas" style:font-size-complex="9.5pt"/>
    </style:style>
    <style:style style:name="T14" style:family="text">
      <style:text-properties fo:color="#2b91af" style:font-name="Consolas" fo:font-size="9.5pt" style:font-size-asian="9.5pt" style:font-size-complex="9.5pt"/>
    </style:style>
    <style:style style:name="T15" style:family="text">
      <style:text-properties style:font-name="Times New Roman" fo:font-size="11pt" style:font-size-asian="11pt" style:font-size-complex="11pt"/>
    </style:style>
    <style:style style:name="T16" style:family="text">
      <style:text-properties style:font-name="Times New Roman" fo:font-size="11pt" fo:font-weight="bold" style:font-size-asian="11pt" style:font-weight-asian="bold" style:font-size-complex="11pt" style:font-weight-complex="bold"/>
    </style:style>
    <style:style style:name="T17" style:family="text">
      <style:text-properties fo:font-weight="normal" style:font-weight-asian="normal" style:font-weight-complex="normal"/>
    </style:style>
    <style:style style:name="T18" style:family="text">
      <style:text-properties fo:font-variant="normal" fo:text-transform="none" fo:color="#111111" fo:letter-spacing="normal" fo:font-style="normal" style:font-name-asian="Consolas" style:font-name-complex="Consolas"/>
    </style:style>
    <style:style style:name="T19" style:family="text">
      <style:text-properties fo:font-variant="normal" fo:text-transform="none" fo:color="#111111" fo:letter-spacing="normal" fo:font-style="normal" fo:font-weight="normal" style:font-name-asian="Consolas" style:font-name-complex="Consolas"/>
    </style:style>
    <style:style style:name="T20" style:family="text">
      <style:text-properties fo:font-variant="normal" fo:text-transform="none" fo:color="#2a2a2a" fo:letter-spacing="normal" fo:font-style="normal" style:font-name-asian="Consolas" style:font-name-complex="Consolas"/>
    </style:style>
    <style:style style:name="T21" style:family="text">
      <style:text-properties fo:font-variant="normal" fo:text-transform="none" fo:color="#2a2a2a" fo:letter-spacing="normal" fo:font-style="normal" fo:font-weight="normal" style:font-name-asian="Consolas" style:font-name-complex="Consolas"/>
    </style:style>
    <style:style style:name="T22" style:family="text">
      <style:text-properties fo:font-variant="normal" fo:text-transform="none" fo:color="#2a2a2a" fo:letter-spacing="normal" style:font-name-asian="Consolas" style:font-name-complex="Consolas"/>
    </style:style>
    <style:style style:name="T23" style:family="text">
      <style:text-properties fo:font-variant="normal" fo:text-transform="none" fo:color="#00709f" style:text-line-through-style="none" fo:letter-spacing="normal" fo:font-style="normal" style:text-underline-style="none" style:text-blinking="false" style:font-name-asian="Consolas" style:font-name-complex="Consolas"/>
    </style:style>
    <style:style style:name="T24" style:family="text">
      <style:text-properties fo:color="#5353a6"/>
    </style:style>
    <style:style style:name="T25" style:family="text">
      <style:text-properties fo:color="#5353a6" fo:font-weight="normal" style:font-name-asian="Consolas" style:font-weight-asian="normal" style:font-name-complex="Consolas" style:font-weight-complex="normal"/>
    </style:style>
    <style:style style:name="T26" style:family="text">
      <style:text-properties fo:color="#393124"/>
    </style:style>
    <style:style style:name="T27" style:family="text">
      <style:text-properties fo:color="#393124" fo:font-weight="normal" style:font-name-asian="Consolas" style:font-weight-asian="normal" style:font-name-complex="Consolas" style:font-weight-complex="normal"/>
    </style:style>
    <style:style style:name="T28" style:family="text">
      <style:text-properties fo:color="#007efd"/>
    </style:style>
    <style:style style:name="T29" style:family="text">
      <style:text-properties fo:color="#007efd" fo:font-weight="normal" style:font-name-asian="Consolas" style:font-weight-asian="normal" style:font-name-complex="Consolas" style:font-weight-complex="normal"/>
    </style:style>
    <style:style style:name="T30" style:family="text">
      <style:text-properties fo:color="#4e9b00" fo:font-style="italic"/>
    </style:style>
    <style:style style:name="T31" style:family="text">
      <style:text-properties fo:color="#4e9b00" fo:font-style="italic" fo:font-weight="normal" style:font-name-asian="Consolas" style:font-weight-asian="normal" style:font-name-complex="Consolas" style:font-weight-complex="normal"/>
    </style:style>
    <style:style style:name="T32" style:family="text">
      <style:text-properties fo:color="#ff0080"/>
    </style:style>
    <style:style style:name="T33" style:family="text">
      <style:text-properties style:use-window-font-color="true" style:font-name-asian="Consolas" style:font-name-complex="Consolas"/>
    </style:style>
    <style:style style:name="T34" style:family="text">
      <style:text-properties fo:color="#a31515" style:font-name="Consolas" fo:font-size="9.5pt" style:font-name-asian="Consolas" style:font-size-asian="9.5pt" style:font-name-complex="Consolas" style:font-size-complex="9.5pt"/>
    </style:style>
    <style:style style:name="T35" style:family="text">
      <style:text-properties fo:color="#a31515" style:font-weight-asian="normal" style:font-weight-complex="normal"/>
    </style:style>
    <style:style style:name="T36" style:family="text">
      <style:text-properties fo:color="#a31515" fo:font-style="normal" fo:font-weight="normal"/>
    </style:style>
    <style:style style:name="T37" style:family="text">
      <style:text-properties fo:language="cs" fo:country="CZ" fo:font-style="normal" fo:font-weight="normal"/>
    </style:style>
    <style:style style:name="T38" style:family="text">
      <style:text-properties fo:color="#008000" fo:language="cs" fo:country="CZ" fo:font-style="italic" fo:font-weight="normal"/>
    </style:style>
    <style:style style:name="T39" style:family="text">
      <style:text-properties fo:color="#008000" fo:language="cs" fo:country="CZ" fo:font-style="normal" fo:font-weight="normal"/>
    </style:style>
    <style:style style:name="T40" style:family="text">
      <style:text-properties fo:color="#800080"/>
    </style:style>
    <style:style style:name="T41" style:family="text">
      <style:text-properties fo:color="#800080" fo:language="cs" fo:country="CZ" fo:font-style="normal" fo:font-weight="normal"/>
    </style:style>
    <style:style style:name="T42" style:family="text">
      <style:text-properties fo:color="#000080" fo:language="cs" fo:country="CZ" fo:font-style="normal" fo:font-weight="normal"/>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normal" fo:font-weight="normal"/>
    </style:style>
    <style:style style:name="T45" style:family="text">
      <style:text-properties style:font-weight-asian="normal" style:font-weight-complex="normal"/>
    </style:style>
    <style:style style:name="T46" style:family="text">
      <style:text-properties fo:font-size="9.75pt" style:font-size-asian="9.75pt" style:font-size-complex="9.75pt"/>
    </style:style>
    <style:style style:name="T47" style:family="text">
      <style:text-properties style:font-name="Times New Roman" fo:font-size="12pt" style:font-size-asian="12pt" style:font-size-complex="12pt"/>
    </style:style>
    <style:style style:name="T48" style:family="text">
      <style:text-properties style:font-name="Times New Roman" fo:font-size="12pt" fo:font-style="italic" style:font-size-asian="12pt" style:font-size-complex="12pt"/>
    </style:style>
    <style:style style:name="T49" style:family="text">
      <style:text-properties fo:color="#000088"/>
    </style:style>
    <style:style style:name="T50" style:family="text">
      <style:text-properties fo:color="#000088" style:font-name="Menlo" fo:font-size="9.75pt" fo:font-style="normal" fo:font-weight="normal"/>
    </style:style>
    <style:style style:name="T51" style:family="text">
      <style:text-properties fo:color="#666600"/>
    </style:style>
    <style:style style:name="T52" style:family="text">
      <style:text-properties fo:color="#666600" style:font-name="Menlo" fo:font-size="9.75pt" fo:font-style="normal" fo:font-weight="normal"/>
    </style:style>
    <style:style style:name="T53" style:family="text">
      <style:text-properties fo:color="#7f0055"/>
    </style:style>
    <style:style style:name="T54" style:family="text">
      <style:text-properties fo:color="#7f0055" style:font-name="Menlo" fo:font-size="9.75pt" fo:font-style="normal" fo:font-weight="normal"/>
    </style:style>
    <style:style style:name="T55" style:family="text">
      <style:text-properties fo:color="#008800"/>
    </style:style>
    <style:style style:name="T56" style:family="text">
      <style:text-properties fo:color="#008800" style:font-name="Menlo" fo:font-size="9.75pt" fo:font-style="normal" fo:font-weight="normal"/>
    </style:style>
    <style:style style:name="T57" style:family="text">
      <style:text-properties style:font-name="Menlo" fo:font-size="9.75pt" fo:font-style="normal" fo:font-weight="normal"/>
    </style:style>
    <style:style style:name="T58" style:family="text">
      <style:text-properties fo:color="#880000" style:font-name="Menlo" fo:font-size="9.75pt" fo:font-style="normal" fo:font-weight="normal"/>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pan text:style-name="T1">Delegates: </text:span>Delegates acts as a pointer for the method having the same signature. Delegates are used to make the method calling from tightly couples to as loosely coupled.</text:p>
      <text:p text:style-name="P1">Steps for using delegates:</text:p>
      <text:p text:style-name="Standard">create delegate : public void delegate MyDelegate(int a);</text:p>
      <text:p text:style-name="Standard">create instance : public MyDelegate delpnt = null;</text:p>
      <text:p text:style-name="Standard">add method to delegate : MyDelegate = methodname;</text:p>
      <text:p text:style-name="Standard">invoke the method through delegate : MyDelegate.invoke(5);</text:p>
      <text:p text:style-name="Standard"/>
      <text:p text:style-name="P1">Multicast delegates :</text:p>
      <text:p text:style-name="Standard">In mulicast delegate we can add more than one method to the delegate and when we invoke the delegate then the methods added execute sequentially. </text:p>
      <text:p text:style-name="Standard">create delegate : public void delegate MyDelegate(int a);</text:p>
      <text:p text:style-name="Standard">create instance : public MyDelegate delpnt = null;</text:p>
      <text:p text:style-name="Standard">add method to delegate: MyDelegate += method1;</text:p>
      <text:p text:style-name="Standard"><text:tab/><text:tab/><text:tab/> <text:s text:c="3"/>MyDelegate += method2;</text:p>
      <text:p text:style-name="Standard">invoke the method through delegate : MyDelegate.invoke(5); // this will invoke method1 and method2.</text:p>
      <text:p text:style-name="Standard"/>
      <text:p text:style-name="P1">Using Delegate as Asynchronous method calls : </text:p>
      <text:p text:style-name="P5">you can call the methods pointed by delegate as asynchronously.</text:p>
      <text:p text:style-name="P5">To call the method asynchronously through delegate, we have to use BeginInvoke()</text:p>
      <text:p text:style-name="P23"><text:bookmark text:name="pre641893"/>delegateptr.BeginInvoke(<text:span text:style-name="T6">new</text:span> AsyncCallback(CallbackMethod), delegateptr);<text:line-break/><text:span text:style-name="T17">after the completion of the execution of the method pointed by the delegate , the control is shifted to the call back method.</text:span></text:p>
      <text:p text:style-name="P5"/>
      <text:p text:style-name="Standard"/>
      <text:p text:style-name="Standard"><text:span text:style-name="T1">Events :</text:span> Events sit top in the delegate. And encapsulates the delegates the return type of the event is delegate.</text:p>
      <text:p text:style-name="P2"><text:span text:style-name="T2"><text:s/></text:span><text:span text:style-name="T7">public</text:span><text:span text:style-name="T2"> </text:span><text:span text:style-name="T7">delegate</text:span><text:span text:style-name="T2"> </text:span><text:span text:style-name="T7">void</text:span><text:span text:style-name="T2"> </text:span><text:span text:style-name="T13">ProjectStatusChangingHandler</text:span><text:span text:style-name="T2">(</text:span><text:span text:style-name="T13">Project</text:span><text:span text:style-name="T2"> selectedProject);</text:span></text:p>
      <text:p text:style-name="P2"><text:span text:style-name="T2"><text:s text:c="8"/></text:span><text:span text:style-name="T7">public</text:span><text:span text:style-name="T2"> </text:span><text:span text:style-name="T7">static</text:span><text:span text:style-name="T2"> </text:span><text:span text:style-name="T7">event</text:span><text:span text:style-name="T2"> </text:span><text:span text:style-name="T13">ProjectStatusChangingHandler</text:span><text:span text:style-name="T2"> ProjectStatusChanged;</text:span></text:p>
      <text:p text:style-name="P2"><text:span text:style-name="T2"><text:s text:c="8"/></text:span><text:span text:style-name="T7">public</text:span><text:span text:style-name="T2"> </text:span><text:span text:style-name="T7">static</text:span><text:span text:style-name="T2"> </text:span><text:span text:style-name="T7">void</text:span><text:span text:style-name="T2"> RaiseProjectStatusChanged(</text:span><text:span text:style-name="T13">Project</text:span><text:span text:style-name="T2"> selectedProject)</text:span></text:p>
      <text:p text:style-name="P3"><text:s text:c="8"/>{</text:p>
      <text:p text:style-name="P2"><text:span text:style-name="T2"><text:s text:c="12"/></text:span><text:span text:style-name="T7">if</text:span><text:span text:style-name="T2"> (ProjectStatusChanged != </text:span><text:span text:style-name="T7">null</text:span><text:span text:style-name="T2">)</text:span></text:p>
      <text:p text:style-name="P3"><text:s text:c="12"/>{</text:p>
      <text:p text:style-name="P3"><text:s text:c="16"/>ProjectStatusChanged(selectedProject);</text:p>
      <text:p text:style-name="P3"><text:s text:c="12"/>}</text:p>
      <text:p text:style-name="P3"><text:s text:c="8"/>}</text:p>
      <text:p text:style-name="P33"/>
      <text:list xml:id="list6877753059644725477" text:style-name="L1">
        <text:list-item>
          <text:p text:style-name="P36"><text:span text:style-name="Strong_20_Emphasis"><text:span text:style-name="T18">Abstract and encapsulate a method (Anonymous invocation)</text:span></text:span><text:span text:style-name="T4"><text:line-break/></text:span><text:span text:style-name="T19">This is the most important use of delegates; it helps us to define an abstract pointer which can point to methods and functions. The same abstract delegate can be later used to point to that type of functions and methods. In the previous section we have shown a simple example of a maths class. Later addition of new algorithm functions does not affect the UI code.</text:span><text:span text:style-name="T4"><text:line-break/><text:line-break/></text:span><text:span text:style-name="Strong_20_Emphasis"><text:span text:style-name="T18">2. Callback mechanism</text:span></text:span><text:span text:style-name="T19">Many times we would like to provide a call back mechanism. Delegates can be passed to the destination and destination can use the same delegate pointer to make callbacks.</text:span><text:span text:style-name="T4"><text:line-break/><text:line-break/></text:span><text:span text:style-name="Strong_20_Emphasis"><text:span text:style-name="T18">3. Asynchronous processing</text:span></text:span><text:span text:style-name="T19">By using ‘BeginInvoke’ and ‘EndInvoke’ we can call delegates asynchronously. In our previous section we have explained the same in detail.</text:span><text:span text:style-name="T4"><text:line-break/><text:line-break/></text:span><text:span text:style-name="Strong_20_Emphasis"><text:span text:style-name="T18">4. Multicasting - Sequential processing </text:span></text:span><text:span text:style-name="T19">Some time we would like to call some methods in a sequential manner which can be done by using multicast delegate. This is already </text:span><text:soft-page-break/><text:span text:style-name="T19">explained in the multicast example shown above.</text:span><text:span text:style-name="T4"><text:line-break/><text:line-break/></text:span><text:span text:style-name="Strong_20_Emphasis"><text:span text:style-name="T18">5. Events - Publisher subscriber model</text:span></text:span><text:span text:style-name="T19">We can use events to create a pure publisher / subscriber model.</text:span></text:p>
        </text:list-item>
      </text:list>
      <text:p text:style-name="P33"/>
      <text:p text:style-name="P34">Abstract class: </text:p>
      <text:p text:style-name="P33">Abstract classes are used to provide the common methods and abstract methods to the derived classes of an abstract class. Abstract classes can have both normal methods as well as abstract methods.(But in interface every method is abstract).</text:p>
      <text:p text:style-name="P33">We can create instance for the abstract class and for interface.</text:p>
      <text:p text:style-name="P33"/>
      <text:p text:style-name="P4"><text:span text:style-name="T4">Sealed classes : </text:span><text:span text:style-name="T5">sealed classes cannot be inherited.</text:span></text:p>
      <text:p text:style-name="P35"/>
      <text:p text:style-name="P34">Static class : </text:p>
      <text:p text:style-name="P35">Static classes are also a kind of sealed class which cant be inherrited.</text:p>
      <text:p text:style-name="P35">We can't create the instance for the static class.</text:p>
      <text:p text:style-name="P35">Every member in the static class is static.</text:p>
      <text:p text:style-name="P35"/>
      <text:p text:style-name="P4"><text:span text:style-name="T4">Final class : </text:span><text:span text:style-name="T5">when a class is declared as final then it can't be inherrited by other classes and it can't be ovrridden.</text:span></text:p>
      <text:p text:style-name="P35">When a method is declared as final then it can't be overridden in the derived class.</text:p>
      <text:p text:style-name="P35">When a variable is declared as final then we have to initialize the value at the time of declaration and it can't be changed. </text:p>
      <text:p text:style-name="P35"/>
      <text:p text:style-name="P7">Partial class :</text:p>
      <text:p text:style-name="P8"><text:span text:style-name="T20">It is possible to split the definition of a </text:span><text:a xlink:type="simple" xlink:href="https://msdn.microsoft.com/en-in/library/0b0thckt.aspx" text:style-name="Internet_20_link" text:visited-style-name="Visited_20_Internet_20_Link"><text:span text:style-name="T23">class</text:span></text:a><text:span text:style-name="T22"> </text:span><text:span text:style-name="T20">or a </text:span><text:a xlink:type="simple" xlink:href="https://msdn.microsoft.com/en-in/library/ah19swz4.aspx" text:style-name="Internet_20_link" text:visited-style-name="Visited_20_Internet_20_Link"><text:span text:style-name="T23">struct</text:span></text:a><text:span text:style-name="T20">, an </text:span><text:a xlink:type="simple" xlink:href="https://msdn.microsoft.com/en-in/library/87d83y5b.aspx" text:style-name="Internet_20_link" text:visited-style-name="Visited_20_Internet_20_Link"><text:span text:style-name="T23">interface</text:span></text:a><text:span text:style-name="T22"> </text:span><text:span text:style-name="T20">or a method over two or more source files. Each source file contains a section of the type or method definition, and all parts are combined when the application is compiled.</text:span><text:span text:style-name="T33"> </text:span></text:p>
      <text:p text:style-name="P6"/>
      <text:p text:style-name="P9"><text:span text:style-name="T20">The </text:span><text:span text:style-name="Strong_20_Emphasis"><text:span text:style-name="T21">partial</text:span></text:span><text:span text:style-name="T20"> keyword indicates that other parts of the class, struct, or interface can be defined in the namespace. All the parts must use the </text:span><text:span text:style-name="Strong_20_Emphasis"><text:span text:style-name="T21">partial</text:span></text:span><text:span text:style-name="T20">keyword. All the parts must be available at compile time to form the final type. All the parts must have the same accessibility, such as </text:span><text:span text:style-name="Strong_20_Emphasis"><text:span text:style-name="T21">public</text:span></text:span><text:span text:style-name="T20">,</text:span><text:span text:style-name="Strong_20_Emphasis"><text:span text:style-name="T21">private</text:span></text:span><text:span text:style-name="T20">, and so on.</text:span></text:p>
      <text:p text:style-name="P15">If any part is declared abstract, then the whole type is considered abstract. If any part is declared sealed, then the whole type is considered sealed. If any part declares a base type, then the whole type inherits that class.</text:p>
      <text:p text:style-name="P15">All the parts that specify a base class must agree, but parts that omit a base class still inherit the base type. Parts can specify different base interfaces, and the final type implements all the interfaces listed by all the partial declarations</text:p>
      <text:p text:style-name="P10"><text:span text:style-name="T9">partial</text:span><text:span text:style-name="T33"> </text:span><text:span text:style-name="T9">class</text:span><text:span text:style-name="T33"> Earth : Planet, IRotate { }</text:span></text:p>
      <text:p text:style-name="P13"><text:span text:style-name="T6">partial</text:span> <text:span text:style-name="T6">class</text:span> Earth : IRevolve { }</text:p>
      <text:p text:style-name="P6"/>
      <text:p text:style-name="P6">equivalent to :</text:p>
      <text:p text:style-name="P10"><text:span text:style-name="T9">class</text:span><text:span text:style-name="T33"> Earth : Planet, IRotate, IRevolve { }</text:span></text:p>
      <text:p text:style-name="P37"/>
      <text:p text:style-name="P35"/>
      <text:p text:style-name="P34">Difference between reference parameter and out parameter :</text:p>
      <text:p text:style-name="P35">when we pass the reference parameter to an method the reference parameter should be initialized with value. When the parameter value is changed in the called method then the ref param passed in the calling method is also changed. </text:p>
      <text:p text:style-name="P14"><text:span text:style-name="T25">int</text:span><text:span text:style-name="T27"> val1 = </text:span><text:span text:style-name="T29">0</text:span><text:span text:style-name="T27">; </text:span><text:span text:style-name="T31">//must be initialized </text:span></text:p>
      <text:list xml:id="list3670989625924075649" text:style-name="L2">
        <text:list-item>
          <text:p text:style-name="P42"><text:span text:style-name="T24">int</text:span><text:span text:style-name="T26"> val2; </text:span><text:span text:style-name="T30">//optional</text:span></text:p>
        </text:list-item>
        <text:list-item>
          <text:p text:style-name="P44"><text:soft-page-break/> </text:p>
        </text:list-item>
        <text:list-item>
          <text:p text:style-name="P42"><text:span text:style-name="T24">Example1</text:span><text:span text:style-name="T26">(ref val1);</text:span></text:p>
        </text:list-item>
        <text:list-item>
          <text:p text:style-name="P42"><text:span text:style-name="T24">Console</text:span><text:span text:style-name="T26">.</text:span><text:span text:style-name="T24">WriteLine</text:span><text:span text:style-name="T26">(val1); </text:span><text:span text:style-name="T30">// val1=1</text:span></text:p>
        </text:list-item>
        <text:list-item>
          <text:p text:style-name="P44"> </text:p>
        </text:list-item>
        <text:list-item>
          <text:p text:style-name="P42"><text:span text:style-name="T24">Example2</text:span><text:span text:style-name="T26">(out val2);</text:span></text:p>
        </text:list-item>
        <text:list-item>
          <text:p text:style-name="P42"><text:span text:style-name="T24">Console</text:span><text:span text:style-name="T26">.</text:span><text:span text:style-name="T24">WriteLine</text:span><text:span text:style-name="T26">(val2); </text:span><text:span text:style-name="T30">// val2=2</text:span></text:p>
        </text:list-item>
        <text:list-item>
          <text:p text:style-name="P45">}</text:p>
        </text:list-item>
        <text:list-item>
          <text:p text:style-name="P44"> </text:p>
        </text:list-item>
        <text:list-item>
          <text:p text:style-name="P42"><text:span text:style-name="T32">static</text:span><text:span text:style-name="T26"> </text:span><text:span text:style-name="T32">void</text:span><text:span text:style-name="T26"> </text:span><text:span text:style-name="T24">Example1</text:span><text:span text:style-name="T26">(ref </text:span><text:span text:style-name="T24">int</text:span><text:span text:style-name="T26"> value) </text:span><text:span text:style-name="T30">//called method</text:span></text:p>
        </text:list-item>
        <text:list-item>
          <text:p text:style-name="P45">{</text:p>
        </text:list-item>
        <text:list-item>
          <text:p text:style-name="P42"><text:span text:style-name="T26">value = </text:span><text:span text:style-name="T28">1</text:span><text:span text:style-name="T26">;</text:span></text:p>
        </text:list-item>
        <text:list-item>
          <text:p text:style-name="P45">}</text:p>
        </text:list-item>
        <text:list-item>
          <text:p text:style-name="P42"><text:span text:style-name="T32">static</text:span><text:span text:style-name="T26"> </text:span><text:span text:style-name="T32">void</text:span><text:span text:style-name="T26"> </text:span><text:span text:style-name="T24">Example2</text:span><text:span text:style-name="T26">(out </text:span><text:span text:style-name="T24">int</text:span><text:span text:style-name="T26"> value) </text:span><text:span text:style-name="T30">//called method</text:span></text:p>
        </text:list-item>
        <text:list-item>
          <text:p text:style-name="P45">{</text:p>
        </text:list-item>
        <text:list-item>
          <text:p text:style-name="P42"><text:span text:style-name="T26">value = </text:span><text:span text:style-name="T28">2</text:span><text:span text:style-name="T26">; </text:span><text:span text:style-name="T30">//must be initialized </text:span></text:p>
        </text:list-item>
        <text:list-item>
          <text:p text:style-name="P45">}</text:p>
        </text:list-item>
      </text:list>
      <text:p text:style-name="P35">there is noneed to initialize the out param before it is passed to a method. Method will set the out param before it returns.</text:p>
      <text:p text:style-name="P35"/>
      <text:p text:style-name="P35"/>
      <text:p text:style-name="P35"/>
      <text:p text:style-name="P35"/>
      <text:p text:style-name="P35"/>
      <text:p text:style-name="P34">Access specifiers : </text:p>
      <text:p text:style-name="P35">public : is available within the application.</text:p>
      <text:p text:style-name="P35">Private : <text:s/>is availabale within that class.</text:p>
      <text:p text:style-name="P35">Protected: is available within that class and subclass.</text:p>
      <text:p text:style-name="P35">Internal : is available within that assembly(project). <text:s/></text:p>
      <text:p text:style-name="P35"/>
      <text:p text:style-name="P34">Difference between constant and read only :</text:p>
      <text:p text:style-name="P35">variable declared as constant should be initialized at the time of declartion and it can't be changed.</text:p>
      <text:p text:style-name="P35">Variable declared as readonly can be initialized at the time of declaration or it can be initialized in the constructor.</text:p>
      <text:p text:style-name="P35"/>
      <text:p text:style-name="P4"><text:span text:style-name="T4">Static constructor :</text:span><text:span text:style-name="T5"> static constructor is called only once at the time of creation of first instance. And we can keep the code which is to be executed only once, you can keep that kind of code in static constructor. A class can have both normal constructor and static constructor.</text:span></text:p>
      <text:p text:style-name="P35"/>
      <text:p text:style-name="P6"><text:span text:style-name="T1">Action :</text:span> <text:s/>Action is an delegate which doesn't return any value, but accepts parameters upto 16.</text:p>
      <text:p text:style-name="P6">action can point to delegate, named function or anonymous functions with same signature.</text:p>
      <text:p text:style-name="P6"/>
      <text:p text:style-name="P7">Action with anonymous functions.</text:p>
      <text:p text:style-name="P7">Action<text:span text:style-name="T17">&lt;int,int&gt; <text:s/>sample= (x,y) =&gt; console.writeLine(“write {0} and {1}”,x,y); // action with anonymous lamba expression.</text:span></text:p>
      <text:p text:style-name="P6">sample.invoke(2,3); // invokes the action with that same signature.</text:p>
      <text:p text:style-name="P6"/>
      <text:p text:style-name="P6">Action created on named method:</text:p>
      <text:p text:style-name="P6">Action&lt;int&gt; action = new Action&lt;int&gt;(method1);</text:p>
      <text:p text:style-name="P6"/>
      <text:p text:style-name="P6">public void method1(int x)</text:p>
      <text:p text:style-name="P6">{</text:p>
      <text:p text:style-name="P6"><text:tab/> console.writeLine(“write {0}”,x);</text:p>
      <text:p text:style-name="P6">}</text:p>
      <text:p text:style-name="P6"><text:soft-page-break/></text:p>
      <text:p text:style-name="P6">action.Invoke(5);</text:p>
      <text:p text:style-name="P6"/>
      <text:p text:style-name="P7">Note : Invoke is used to invoke the action.</text:p>
      <text:p text:style-name="P6"/>
      <text:p text:style-name="P6"/>
      <text:p text:style-name="P6"><text:span text:style-name="T1">Func&lt;&gt;</text:span> : func is a delegate which accepts parameters upto 16 and 1 return value, the last parameter is the return value type.</text:p>
      <text:p text:style-name="P6"/>
      <text:p text:style-name="P6">Func&lt;int,int,int&gt; fn= delegate(int a,int b)</text:p>
      <text:p text:style-name="P6">{</text:p>
      <text:p text:style-name="P6"><text:tab/>return a+b;<text:tab/><text:tab/><text:tab/><text:tab/>//or else we can call the function with same <text:tab/><text:tab/><text:tab/><text:tab/><text:tab/>signature and return its result</text:p>
      <text:p text:style-name="P6">}</text:p>
      <text:p text:style-name="P6"/>
      <text:p text:style-name="P6">Func&lt;int,int,int&gt; fn = () =&gt; return a+b; <text:s text:c="4"/>//this is func with lambda expression.</text:p>
      <text:p text:style-name="P6"/>
      <text:p text:style-name="P6">calling func fn(9,9)</text:p>
      <text:p text:style-name="P6"/>
      <text:p text:style-name="P6"/>
      <text:p text:style-name="P6"/>
      <text:p text:style-name="P6">we can pass function as a parameter to another function:</text:p>
      <text:p text:style-name="P6"><text:span text:style-name="T3"><text:s/></text:span><text:span text:style-name="T8">public</text:span><text:span text:style-name="T3"> </text:span><text:span text:style-name="T14">List</text:span><text:span text:style-name="T3">&lt;</text:span><text:span text:style-name="T14">Meetings</text:span><text:span text:style-name="T3">&gt; GetMeetingsByCorporationID(</text:span><text:span text:style-name="T14">Guid</text:span><text:span text:style-name="T3"> corporationID)</text:span></text:p>
      <text:p text:style-name="P3"><text:s text:c="8"/>{</text:p>
      <text:p text:style-name="P2"><text:span text:style-name="T2"><text:s text:c="12"/></text:span><text:span text:style-name="T7">return</text:span><text:span text:style-name="T2"> ExecuteFaultHandleOperation(() =&gt;</text:span></text:p>
      <text:p text:style-name="P3"><text:s text:c="12"/>{</text:p>
      <text:p text:style-name="P2"><text:span text:style-name="T2"><text:s text:c="16"/></text:span><text:span text:style-name="T13">IMeetingsRepository</text:span><text:span text:style-name="T2"> meetingsRepository = m_DataRepositoryFactory.GetDataRepository&lt;</text:span><text:span text:style-name="T13">IMeetingsRepository</text:span><text:span text:style-name="T2">&gt;();</text:span></text:p>
      <text:p text:style-name="P2"><text:span text:style-name="T2"><text:s text:c="16"/></text:span><text:span text:style-name="T13">List</text:span><text:span text:style-name="T2">&lt;</text:span><text:span text:style-name="T13">Meetings</text:span><text:span text:style-name="T2">&gt; meetings = meetingsRepository.GetMeetingsByCorporationID(corporationID, </text:span><text:span text:style-name="T13">Guid</text:span><text:span text:style-name="T2">.Parse(m_UserID));</text:span></text:p>
      <text:p text:style-name="P2"><text:span text:style-name="T2"><text:s text:c="16"/></text:span><text:span text:style-name="T7">return</text:span><text:span text:style-name="T2"> meetings;</text:span></text:p>
      <text:p text:style-name="P3"><text:s text:c="12"/>});</text:p>
      <text:p text:style-name="P3"><text:s text:c="8"/>}</text:p>
      <text:p text:style-name="P3"/>
      <text:p text:style-name="P6"/>
      <text:p text:style-name="P6"><text:span text:style-name="T3"><text:s/></text:span><text:span text:style-name="T8">protected</text:span><text:span text:style-name="T3"> </text:span><text:span text:style-name="T14">T</text:span><text:span text:style-name="T3"> ExecuteFaultHandleOperation&lt;</text:span><text:span text:style-name="T14">T</text:span><text:span text:style-name="T3">&gt;(</text:span><text:span text:style-name="T14">Func</text:span><text:span text:style-name="T3">&lt;</text:span><text:span text:style-name="T14">T</text:span><text:span text:style-name="T3">&gt; codeToExecute)</text:span></text:p>
      <text:p text:style-name="P3"><text:s text:c="8"/>{</text:p>
      <text:p text:style-name="P2"><text:span text:style-name="T2"><text:s text:c="12"/></text:span><text:span text:style-name="T7">try</text:span></text:p>
      <text:p text:style-name="P3"><text:s text:c="12"/>{ <text:s text:c="15"/></text:p>
      <text:p text:style-name="P2"><text:span text:style-name="T2"><text:s text:c="16"/></text:span><text:span text:style-name="T7">if</text:span><text:span text:style-name="T2"> (!m_UserInSession)</text:span></text:p>
      <text:p text:style-name="P3"><text:s text:c="16"/>{</text:p>
      <text:p text:style-name="P2"><text:span text:style-name="T2"><text:s text:c="20"/></text:span><text:span text:style-name="T7">throw</text:span><text:span text:style-name="T2"> </text:span><text:span text:style-name="T7">new</text:span><text:span text:style-name="T2"> </text:span><text:span text:style-name="T13">NotFoundException</text:span><text:span text:style-name="T2">(</text:span><text:span text:style-name="T34">"Unauthorized Access. User not registered."</text:span><text:span text:style-name="T2">);</text:span></text:p>
      <text:p text:style-name="P3"><text:s text:c="16"/>}</text:p>
      <text:p text:style-name="P3"/>
      <text:p text:style-name="P2"><text:span text:style-name="T2"><text:s text:c="16"/></text:span><text:span text:style-name="T7">return</text:span><text:span text:style-name="T2"> codeToExecute.Invoke();</text:span></text:p>
      <text:p text:style-name="P3"><text:s text:c="12"/>}</text:p>
      <text:p text:style-name="P2"><text:span text:style-name="T2"><text:s text:c="12"/></text:span><text:span text:style-name="T7">catch</text:span><text:span text:style-name="T2"> (</text:span><text:span text:style-name="T13">FaultException</text:span><text:span text:style-name="T2"> ex)</text:span></text:p>
      <text:p text:style-name="P3"><text:s text:c="12"/>{</text:p>
      <text:p text:style-name="P2"><text:span text:style-name="T2"><text:s text:c="16"/></text:span><text:span text:style-name="T13">IDBOLogger</text:span><text:span text:style-name="T2">.Log(ex.ToString(), </text:span><text:span text:style-name="T13">IDBOLogger</text:span><text:span text:style-name="T2">.</text:span><text:span text:style-name="T13">LogLevel</text:span><text:span text:style-name="T2">.Error);</text:span></text:p>
      <text:p text:style-name="P2"><text:span text:style-name="T2"><text:s text:c="16"/></text:span><text:span text:style-name="T7">throw</text:span><text:span text:style-name="T2"> ex;</text:span></text:p>
      <text:p text:style-name="P3"><text:s text:c="12"/>}</text:p>
      <text:p text:style-name="P2"><text:span text:style-name="T2"><text:s text:c="12"/></text:span><text:span text:style-name="T7">catch</text:span><text:span text:style-name="T2"> (</text:span><text:span text:style-name="T13">Exception</text:span><text:span text:style-name="T2"> ex)</text:span></text:p>
      <text:p text:style-name="P3"><text:s text:c="12"/>{</text:p>
      <text:p text:style-name="P2"><text:span text:style-name="T2"><text:s text:c="16"/></text:span><text:span text:style-name="T7">throw</text:span><text:span text:style-name="T2"> </text:span><text:span text:style-name="T7">new</text:span><text:span text:style-name="T2"> </text:span><text:span text:style-name="T13">FaultException</text:span><text:span text:style-name="T2">(ex.Message);</text:span></text:p>
      <text:p text:style-name="P3"><text:s text:c="12"/>} <text:s text:c="11"/></text:p>
      <text:p text:style-name="P3"><text:s text:c="8"/>}</text:p>
      <text:p text:style-name="P37"/>
      <text:p text:style-name="P37"/>
      <text:p text:style-name="P37"><text:soft-page-break/></text:p>
      <text:p text:style-name="P38">Using :</text:p>
      <text:p text:style-name="P37">using statement can be used in a block of code which uses the resource, with in the execution of that block after the completion of the execution of the block resource is disposed. <text:s/></text:p>
      <text:p text:style-name="P11"><text:bookmark text:name="pre877766"/><text:span text:style-name="T6">using</text:span> (MyResource myRes = <text:span text:style-name="T6">new</text:span> MyResource())</text:p>
      <text:p text:style-name="P26">{</text:p>
      <text:p text:style-name="P27"><text:s text:c="4"/><text:span text:style-name="T37">myRes.DoSomething();</text:span></text:p>
      <text:p text:style-name="P30"/>
      <text:p text:style-name="P24">}</text:p>
      <text:p text:style-name="P22">gets translated to,</text:p>
      <text:section text:style-name="Sect1" text:name="premain568123">
        <text:p text:style-name="P16"><text:bookmark text:name="prehide568123"/></text:p>
      </text:section>
      <text:p text:style-name="P17"><text:bookmark text:name="pre568123"/>MyResource myRes= <text:span text:style-name="T6">new</text:span> MyResource();</text:p>
      <text:p text:style-name="P21">try</text:p>
      <text:p text:style-name="P26">{</text:p>
      <text:p text:style-name="P27"><text:s text:c="4"/><text:span text:style-name="T37">myRes.DoSomething();</text:span></text:p>
      <text:p text:style-name="P26">}</text:p>
      <text:p text:style-name="P21">finally</text:p>
      <text:p text:style-name="P26">{</text:p>
      <text:p text:style-name="P18"><text:s text:c="4"/><text:span text:style-name="T38">//</text:span><text:span text:style-name="T39"> </text:span><text:span text:style-name="T38">Check for a null resource.</text:span></text:p>
      <text:p text:style-name="P18"><text:s text:c="4"/><text:span text:style-name="T10">if</text:span><text:span text:style-name="T37"> (myRes!= </text:span><text:span text:style-name="T10">null</text:span><text:span text:style-name="T37">)</text:span></text:p>
      <text:p text:style-name="P18"><text:s text:c="8"/><text:span text:style-name="T38">//</text:span><text:span text:style-name="T39"> </text:span><text:span text:style-name="T38">Call the object's Dispose method.</text:span></text:p>
      <text:p text:style-name="P27"><text:s text:c="8"/><text:span text:style-name="T37">((IDisposable)myRes).Dispose();</text:span></text:p>
      <text:p text:style-name="P24">}</text:p>
      <text:p text:style-name="P39">typical style of using styles:</text:p>
      <text:p text:style-name="P37"/>
      <text:p text:style-name="P12"><text:bookmark text:name="pre199689"/><text:span text:style-name="T6">string</text:span> connString = <text:span text:style-name="T40">"Data Source=localhost;Integrated "</text:span> + </text:p>
      <text:p text:style-name="P19"><text:s text:c="2"/><text:span text:style-name="T41">"Security=SSPI;Initial Catalog=Northwind;"</text:span><text:span text:style-name="T37">;</text:span></text:p>
      <text:p text:style-name="P31"/>
      <text:p text:style-name="P20"><text:span text:style-name="T6">using</text:span> (SqlConnection conn = <text:span text:style-name="T6">new</text:span> SqlConnection(connString))</text:p>
      <text:p text:style-name="P28">{</text:p>
      <text:p text:style-name="P29"><text:s text:c="2"/><text:span text:style-name="T37">SqlCommand cmd = conn.CreateCommand();</text:span></text:p>
      <text:p text:style-name="P19"><text:s text:c="2"/><text:span text:style-name="T37">cmd.CommandText = </text:span><text:span text:style-name="T41">"SELECT ID, Name FROM Customers"</text:span><text:span text:style-name="T37">;</text:span></text:p>
      <text:p text:style-name="P29"><text:s text:c="2"/></text:p>
      <text:p text:style-name="P29"><text:s text:c="2"/><text:span text:style-name="T37">conn.Open();</text:span></text:p>
      <text:p text:style-name="P31"/>
      <text:p text:style-name="P19"><text:s text:c="2"/><text:span text:style-name="T10">using</text:span><text:span text:style-name="T37"> (SqlDataReader dr = cmd.ExecuteReader())</text:span></text:p>
      <text:p text:style-name="P29"><text:s text:c="2"/><text:span text:style-name="T37">{</text:span></text:p>
      <text:p text:style-name="P19"><text:s text:c="4"/><text:span text:style-name="T10">while</text:span><text:span text:style-name="T37"> (dr.Read())</text:span></text:p>
      <text:p text:style-name="P19"><text:s text:c="6"/><text:span text:style-name="T37">Console.WriteLine(</text:span><text:span text:style-name="T41">"{0}\t{1}"</text:span><text:span text:style-name="T37">, dr.GetString(</text:span><text:span text:style-name="T42">0</text:span><text:span text:style-name="T37">), dr.GetString(</text:span><text:span text:style-name="T42">1</text:span><text:span text:style-name="T37">));</text:span></text:p>
      <text:p text:style-name="P25"><text:s text:c="2"/><text:span text:style-name="T37">}</text:span></text:p>
      <text:p text:style-name="Text_20_body"><text:span text:style-name="T16">Finalize : </text:span><text:span text:style-name="T15">finalize keyword is called by the .net framework to free the unmanaged resouces held by the object before the object is destroyed.(finalize can't be called by the user)</text:span><text:line-break/><text:span text:style-name="T1">Dispose :</text:span> this method can be called by the user to free the unmanged resources held by <text:s/>the object by using idisposable interface.</text:p>
      <text:p text:style-name="P40"><text:soft-page-break/>((Idisposable)objname).Dispose();</text:p>
      <text:p text:style-name="P41">Difference between DataReader, DataSet, DataAdapter?</text:p>
      <text:p text:style-name="P40">A. <text:span text:style-name="T1">DataReader :</text:span> DataReader is an connection oriented architecture during the data fetch from the database. Data fetching is faster than the dataset. We use execute reader to bind the data to the datareader.</text:p>
      <text:p text:style-name="P40">DataReader r = cmd.ExecuteReader();</text:p>
      <text:p text:style-name="P40">reader.Read() method is will advance the reader to the next record.</text:p>
      <text:p text:style-name="P51"><text:span text:style-name="T1">Note:</text:span> holds the connection untill u finish. </text:p>
      <text:p text:style-name="P51">You can iterate through it only once.</text:p>
      <text:p text:style-name="P51">Is not suitable for update. Suitable for fetching.</text:p>
      <text:p text:style-name="P52"/>
      <text:p text:style-name="P52">DataSet : <text:span text:style-name="T17">DataSet is an disconnected oriented architecture. No need of active connection while working with datasets it stores the tables and relation ship between the tables. Dataset can store multiple tables with there data.</text:span></text:p>
      <text:p text:style-name="P52"><text:span text:style-name="T17">Dataset also provides rich features like save data in xml and load xml data.</text:span></text:p>
      <text:p text:style-name="P53"><text:span text:style-name="T45">SqlConnection conn = </text:span><text:span text:style-name="T11">new</text:span><text:span text:style-name="T45"> SqlConnection(</text:span><text:span text:style-name="T35">"Data Source=abc;Integrated Security=true;Initial Catalog=Test"</text:span><text:span text:style-name="T45">);</text:span></text:p>
      <text:p text:style-name="P47">    <text:span text:style-name="T44">conn.Open();</text:span></text:p>
      <text:p text:style-name="P47">    <text:span text:style-name="T44">SqlCommand cmd = </text:span><text:span text:style-name="T12">new</text:span><text:span text:style-name="T44"> SqlCommand(</text:span><text:span text:style-name="T36">"Select UserName, First Name,LastName,Location FROM Users"</text:span><text:span text:style-name="T44">, conn);</text:span></text:p>
      <text:p text:style-name="P47">    <text:span text:style-name="T44">SqlDataAdapter sda = </text:span><text:span text:style-name="T12">new</text:span><text:span text:style-name="T44"> SqlDataAdapter(cmd);</text:span></text:p>
      <text:p text:style-name="P47">    <text:span text:style-name="T44">DataSet ds = </text:span><text:span text:style-name="T12">new</text:span><text:span text:style-name="T44"> DataSet();</text:span></text:p>
      <text:p text:style-name="P47">    <text:span text:style-name="T44">da.Fill(ds);</text:span></text:p>
      <text:p text:style-name="P52"><text:span text:style-name="T17"/></text:p>
      <text:p text:style-name="P40"><text:span text:style-name="T1">DataAdapter</text:span>: Dataadapter is the bridge between the database and the dataset dataadapter reads the data from the database and binds it to the dataset. Dataadapter is also a disconnected oriented architecture.</text:p>
      <text:p text:style-name="P51"><text:span text:style-name="T1">Note :</text:span> connection is closed automaticall after loading the data.</text:p>
      <text:p text:style-name="P51">Results are available in memory</text:p>
      <text:p text:style-name="P51">Can iterate through it many times.</text:p>
      <text:p text:style-name="P51">Having some in built facilities for updating back to the database.</text:p>
      <text:p text:style-name="P51"/>
      <text:p text:style-name="P51"/>
      <table:table table:name="Table1" table:style-name="Table1">
        <table:table-column table:style-name="Table1.A"/>
        <table:table-row>
          <table:table-cell table:style-name="Table1.A1" office:value-type="string">
            <text:h text:style-name="P63" text:outline-level="3"><text:line-break/><text:span text:style-name="T47">SqlDataReader:</text:span></text:h>
            <text:list xml:id="list5827999180261988262" text:style-name="L4">
              <text:list-item>
                <text:p text:style-name="P59">Holds the connection open until you are finished (don't forget to close it!).</text:p>
              </text:list-item>
              <text:list-item>
                <text:p text:style-name="P59">Can typically only be iterated over once</text:p>
              </text:list-item>
              <text:list-item>
                <text:p text:style-name="P59">Is not as useful for updating back to the database</text:p>
              </text:list-item>
            </text:list>
            <text:p text:style-name="P58">On the other hand, it:</text:p>
            <text:list xml:id="list7622537153380059014" text:style-name="L5">
              <text:list-item>
                <text:p text:style-name="P60">Only has one record in memory at a time rather than an entire result set (this can be huge)</text:p>
              </text:list-item>
              <text:list-item>
                <text:p text:style-name="P60">Is about as fast as it you can get for that one iteration</text:p>
              </text:list-item>
              <text:list-item>
                <text:p text:style-name="P60">Allows you start processing results sooner</text:p>
              </text:list-item>
            </text:list>
            <text:h text:style-name="P64" text:outline-level="3">SqlDataAdapter/DataSet</text:h>
            <text:list xml:id="list2904259829086521690" text:style-name="L6">
              <text:list-item>
                <text:p text:style-name="P61">Lets you close the connection as soon it's done loading data, and may even close it for you automatically</text:p>
              </text:list-item>
              <text:list-item>
                <text:p text:style-name="P61"><text:soft-page-break/>All of the results are available in memory</text:p>
              </text:list-item>
              <text:list-item>
                <text:p text:style-name="P61">You can iterate over it as many times as you need, or even look up a specific record by index</text:p>
              </text:list-item>
              <text:list-item>
                <text:p text:style-name="P61">Has some built-in faculties for updating back to the database</text:p>
              </text:list-item>
            </text:list>
            <text:p text:style-name="P58">At the cost of:</text:p>
            <text:list xml:id="list6951864685347162221" text:style-name="L7">
              <text:list-item>
                <text:p text:style-name="P57"><text:span text:style-name="Emphasis"><text:span text:style-name="T48">Much</text:span></text:span><text:span text:style-name="T47"> higher memory use</text:span></text:p>
              </text:list-item>
              <text:list-item>
                <text:p text:style-name="P62">You wait until all the data is loaded before using any of it</text:p>
              </text:list-item>
            </text:list>
          </table:table-cell>
        </table:table-row>
      </table:table>
      <text:p text:style-name="P51"/>
      <text:p text:style-name="P51"/>
      <text:p text:style-name="P41">LINQ :</text:p>
      <text:p text:style-name="P40">Language integrated query is a collection of operators which provides query facilities into .net framework.</text:p>
      <text:p text:style-name="P41">Benefits of Linq over stored procedures ?</text:p>
      <text:p text:style-name="P48">A. It is very hard to debug stored procedures, but linq is a part in .net framework and we can debug it with visual studio debugger.</text:p>
      <text:p text:style-name="P48">Deploying stored procedure needs script but with linq every thing gets compiled in an single dll.</text:p>
      <text:p text:style-name="P48">Linq query errors are checked at compilation.</text:p>
      <text:p text:style-name="P48"/>
      <text:p text:style-name="P49">What is the use of providing System.XML.XLinq.dll?</text:p>
      <text:p text:style-name="P48">A. provides functionality to use linq with XML.</text:p>
      <text:p text:style-name="P48"/>
      <text:p text:style-name="P49">What is the use of providing System.Data.DLinq.dll?</text:p>
      <text:p text:style-name="P48">A. provides functionality to use linq with sql.</text:p>
      <text:p text:style-name="P48"/>
      <text:p text:style-name="P49">Which dll is responsible for core linq api?</text:p>
      <text:p text:style-name="P48">A. System.Query.dll is responsible for core linq api.</text:p>
      <text:p text:style-name="P48"/>
      <text:p text:style-name="P49">What is the class used for linq to sql ?</text:p>
      <text:p text:style-name="P48">A. <text:span text:style-name="T1">System.Linq</text:span>.Queryable.</text:p>
      <text:p text:style-name="P48"/>
      <text:p text:style-name="P49">Benefits of using Linq on dataset ?</text:p>
      <text:p text:style-name="P48">A. to run strongly typed queries on dataset.</text:p>
      <text:p text:style-name="P48">If we want to combine two datasets or get the distinct values from the dataset we can use linq.</text:p>
      <text:p text:style-name="P48">Normally sql queries are used to populate the dataset where we can't query dataset with sql query so by using linq we can query the dataset.</text:p>
      <text:p text:style-name="P48"/>
      <text:p text:style-name="P49">Query for joins in LINQ ?</text:p>
      <text:p text:style-name="P48">A. var out = (from dist in distrbutionlist join con in projectcontacts on dist.projectcontactID equals con.ID where dist.IsActive==0 select new{dist.to,dist.cc,con.firstname,con.lastname}).ToList();</text:p>
      <text:p text:style-name="P48">above is for innerjoin.</text:p>
      <text:p text:style-name="P48"><text:span text:style-name="T43">For right outer or left outer</text:span> we have to use <text:span text:style-name="T1">into</text:span> and <text:span text:style-name="T1">DefaultIfEmpty</text:span>() </text:p>
      <text:p text:style-name="P50"><text:span text:style-name="T26">var q=(from pd in dataContext.tblProducts join od in dataContext.tblOrders on pd.</text:span><text:span text:style-name="T24">ProductID</text:span><text:span text:style-name="T26"> equals od.</text:span><text:span text:style-name="T24">ProductID</text:span><text:span text:style-name="T26"> </text:span><text:span text:style-name="T24">int</text:span><text:span text:style-name="T26">o t from rt in t.</text:span><text:span text:style-name="T24">DefaultIfEmpty</text:span><text:span text:style-name="T26">() orderby pd.</text:span><text:span text:style-name="T24">ProductID</text:span><text:span text:style-name="T26"> select </text:span><text:span text:style-name="T32">new</text:span><text:span text:style-name="T26"> { </text:span><text:span text:style-name="T30">//To handle null values do type casting as int?(NULL int) </text:span></text:p>
      <text:list xml:id="list6684121052613432861" text:style-name="L3">
        <text:list-item>
          <text:p text:style-name="P46">//since OrderID is defined NOT NULL in tblOrders</text:p>
        </text:list-item>
        <text:list-item>
          <text:p text:style-name="P43"><text:span text:style-name="T24">OrderID</text:span><text:span text:style-name="T26">=(</text:span><text:span text:style-name="T24">int</text:span><text:span text:style-name="T26">?)rt.</text:span><text:span text:style-name="T24">OrderID</text:span><text:span text:style-name="T26">,</text:span></text:p>
        </text:list-item>
        <text:list-item>
          <text:p text:style-name="P43"><text:span text:style-name="T26">pd.</text:span><text:span text:style-name="T24">ProductID</text:span><text:span text:style-name="T26">,</text:span></text:p>
        </text:list-item>
        <text:list-item>
          <text:p text:style-name="P43"><text:soft-page-break/><text:span text:style-name="T26">pd.</text:span><text:span text:style-name="T24">Name</text:span><text:span text:style-name="T26">,</text:span></text:p>
        </text:list-item>
        <text:list-item>
          <text:p text:style-name="P43"><text:span text:style-name="T26">pd.</text:span><text:span text:style-name="T24">UnitPrice</text:span><text:span text:style-name="T26">,</text:span></text:p>
        </text:list-item>
        <text:list-item>
          <text:p text:style-name="P46">//no need to check for null since it is defined NULL in database</text:p>
        </text:list-item>
        <text:list-item>
          <text:p text:style-name="P43"><text:span text:style-name="T26">rt.</text:span><text:span text:style-name="T24">Quantity</text:span><text:span text:style-name="T26">,</text:span></text:p>
        </text:list-item>
        <text:list-item>
          <text:p text:style-name="P43"><text:span text:style-name="T26">rt.</text:span><text:span text:style-name="T24">Price</text:span><text:span text:style-name="T26">,</text:span></text:p>
        </text:list-item>
        <text:list-item>
          <text:p text:style-name="P43"><text:span text:style-name="T26">}).</text:span><text:span text:style-name="T24">ToList</text:span><text:span text:style-name="T26">();</text:span></text:p>
        </text:list-item>
      </text:list>
      <text:p text:style-name="P48"/>
      <text:p text:style-name="P48"/>
      <text:p text:style-name="P48"/>
      <text:p text:style-name="P41">What are Quantifiers ? <text:s/></text:p>
      <text:p text:style-name="P40">A. Linq contains some extenssion methods which results boolean value.</text:p>
      <text:p text:style-name="P40">All(), Any(), Contains() and SequenceEqual.</text:p>
      <text:p text:style-name="P41">Using Linq to DataSet?</text:p>
      <text:p text:style-name="P51">A. we can query on dataset using linq.</text:p>
      <text:p text:style-name="P51">Steps :</text:p>
      <text:p text:style-name="P51">create the connection string and query. Create the dataadapter and pass the query and connection as parameters.</text:p>
      <text:p text:style-name="P51">Fill the data set.</text:p>
      <text:p text:style-name="P51">Query the dataset (we can join the tables and save it using linq.)</text:p>
      <text:p text:style-name="P51"/>
      <text:p text:style-name="P56"><text:span text:style-name="T49">string</text:span> connectString <text:span text:style-name="T51">=</text:span> <text:span text:style-name="T53">System</text:span><text:span text:style-name="T51">.</text:span><text:span text:style-name="T53">Configuration</text:span><text:span text:style-name="T51">.</text:span><text:span text:style-name="T53">ConfigurationManager</text:span><text:span text:style-name="T51">.</text:span><text:span text:style-name="T53">ConnectionStrings</text:span><text:span text:style-name="T51">[</text:span><text:span text:style-name="T55">"LinqToSQLDBConnectionString"</text:span><text:span text:style-name="T51">].</text:span><text:span text:style-name="T53">ToString</text:span><text:span text:style-name="T51">();</text:span></text:p>
      <text:p text:style-name="P54"/>
      <text:p text:style-name="P55"><text:s text:c="8"/><text:span text:style-name="T50">string</text:span><text:span text:style-name="T57"> sqlSelect </text:span><text:span text:style-name="T52">=</text:span><text:span text:style-name="T57"> </text:span><text:span text:style-name="T56">"SELECT * FROM Department;"</text:span><text:span text:style-name="T52">;</text:span></text:p>
      <text:p text:style-name="P54"/>
      <text:p text:style-name="P55"><text:s text:c="8"/><text:span text:style-name="T58">// Create the data adapter to retrieve data from the database</text:span></text:p>
      <text:p text:style-name="P55"><text:s text:c="8"/><text:span text:style-name="T54">SqlDataAdapter</text:span><text:span text:style-name="T57"> da </text:span><text:span text:style-name="T52">=</text:span><text:span text:style-name="T57"> </text:span><text:span text:style-name="T50">new</text:span><text:span text:style-name="T57"> </text:span><text:span text:style-name="T54">SqlDataAdapter</text:span><text:span text:style-name="T52">(</text:span><text:span text:style-name="T57">sqlSelect</text:span><text:span text:style-name="T52">,</text:span><text:span text:style-name="T57"> connectString</text:span><text:span text:style-name="T52">);</text:span></text:p>
      <text:p text:style-name="P54"/>
      <text:p text:style-name="P55"><text:s text:c="8"/><text:span text:style-name="T58">// Create table mappings</text:span></text:p>
      <text:p text:style-name="P55"><text:s text:c="8"/><text:span text:style-name="T57">da</text:span><text:span text:style-name="T52">.</text:span><text:span text:style-name="T54">TableMappings</text:span><text:span text:style-name="T52">.</text:span><text:span text:style-name="T54">Add</text:span><text:span text:style-name="T52">(</text:span><text:span text:style-name="T56">"Table"</text:span><text:span text:style-name="T52">,</text:span><text:span text:style-name="T57"> </text:span><text:span text:style-name="T56">"Department"</text:span><text:span text:style-name="T52">);</text:span><text:span text:style-name="T57"> <text:s text:c="10"/></text:span></text:p>
      <text:p text:style-name="P54"/>
      <text:p text:style-name="P55"><text:s text:c="8"/><text:span text:style-name="T58">// Create and fill the DataSet</text:span></text:p>
      <text:p text:style-name="P55"><text:s text:c="8"/><text:span text:style-name="T54">DataSet</text:span><text:span text:style-name="T57"> ds </text:span><text:span text:style-name="T52">=</text:span><text:span text:style-name="T57"> </text:span><text:span text:style-name="T50">new</text:span><text:span text:style-name="T57"> </text:span><text:span text:style-name="T54">DataSet</text:span><text:span text:style-name="T52">();</text:span></text:p>
      <text:p text:style-name="P55"><text:s text:c="8"/><text:span text:style-name="T57">da</text:span><text:span text:style-name="T52">.</text:span><text:span text:style-name="T54">Fill</text:span><text:span text:style-name="T52">(</text:span><text:span text:style-name="T57">ds</text:span><text:span text:style-name="T52">);</text:span></text:p>
      <text:p text:style-name="P54"/>
      <text:p text:style-name="P55"><text:s text:c="8"/><text:span text:style-name="T54">DataTable</text:span><text:span text:style-name="T57"> department </text:span><text:span text:style-name="T52">=</text:span><text:span text:style-name="T57"> ds</text:span><text:span text:style-name="T52">.</text:span><text:span text:style-name="T54">Tables</text:span><text:span text:style-name="T52">[</text:span><text:span text:style-name="T56">"Department"</text:span><text:span text:style-name="T52">];</text:span><text:span text:style-name="T57"> <text:s text:c="11"/></text:span></text:p>
      <text:p text:style-name="P54"/>
      <text:p text:style-name="P55"><text:s text:c="8"/><text:span text:style-name="T50">var</text:span><text:span text:style-name="T57"> query </text:span><text:span text:style-name="T52">=</text:span><text:span text:style-name="T57"> </text:span><text:span text:style-name="T50">from</text:span><text:span text:style-name="T57"> d </text:span><text:span text:style-name="T50">in</text:span><text:span text:style-name="T57"> department</text:span><text:span text:style-name="T52">.</text:span><text:span text:style-name="T54">AsEnumerable</text:span><text:span text:style-name="T52">()</text:span><text:span text:style-name="T57"> <text:s text:c="23"/></text:span></text:p>
      <text:p text:style-name="P55"><text:s text:c="8"/><text:span text:style-name="T50">select</text:span><text:span text:style-name="T57"> </text:span><text:span text:style-name="T50">new</text:span></text:p>
      <text:p text:style-name="P55"><text:s text:c="17"/><text:span text:style-name="T52">{</text:span></text:p>
      <text:p text:style-name="P55"><text:s text:c="20"/><text:span text:style-name="T54">DepartmentId</text:span><text:span text:style-name="T57"> </text:span><text:span text:style-name="T52">=</text:span><text:span text:style-name="T57"> d</text:span><text:span text:style-name="T52">.</text:span><text:span text:style-name="T54">Field</text:span><text:span text:style-name="T56">&lt;int&gt;</text:span><text:span text:style-name="T52">(</text:span><text:span text:style-name="T56">"DepartmentId"</text:span><text:span text:style-name="T52">),</text:span></text:p>
      <text:p text:style-name="P55"><text:s text:c="20"/><text:span text:style-name="T54">DepartmentName</text:span><text:span text:style-name="T57"> </text:span><text:span text:style-name="T52">=</text:span><text:span text:style-name="T57"> d</text:span><text:span text:style-name="T52">.</text:span><text:span text:style-name="T54">Field</text:span><text:span text:style-name="T56">&lt;string&gt;</text:span><text:span text:style-name="T52">(</text:span><text:span text:style-name="T56">"Name"</text:span><text:span text:style-name="T52">)</text:span></text:p>
      <text:p text:style-name="P55"><text:soft-page-break/><text:s text:c="17"/><text:span text:style-name="T52">};</text:span></text:p>
      <text:p text:style-name="P54"/>
      <text:p text:style-name="P55"><text:s text:c="8"/><text:span text:style-name="T50">foreach</text:span><text:span text:style-name="T57"> </text:span><text:span text:style-name="T52">(</text:span><text:span text:style-name="T50">var</text:span><text:span text:style-name="T57"> q </text:span><text:span text:style-name="T50">in</text:span><text:span text:style-name="T57"> query</text:span><text:span text:style-name="T52">)</text:span></text:p>
      <text:p text:style-name="P55"><text:s text:c="8"/><text:span text:style-name="T52">{</text:span></text:p>
      <text:p text:style-name="P55"><text:s text:c="11"/><text:span text:style-name="T54">Console</text:span><text:span text:style-name="T52">.</text:span><text:span text:style-name="T54">WriteLine</text:span><text:span text:style-name="T52">(</text:span><text:span text:style-name="T56">"Department Id = {0} , Name = {1}"</text:span><text:span text:style-name="T52">,</text:span></text:p>
      <text:p text:style-name="P55"><text:s text:c="29"/><text:span text:style-name="T57">q</text:span><text:span text:style-name="T52">.</text:span><text:span text:style-name="T54">DepartmentId</text:span><text:span text:style-name="T52">,</text:span><text:span text:style-name="T57"> q</text:span><text:span text:style-name="T52">.</text:span><text:span text:style-name="T54">DepartmentName</text:span><text:span text:style-name="T52">);</text:span></text:p>
      <text:p text:style-name="P55"><text:s text:c="8"/><text:span text:style-name="T52">}</text:span></text:p>
      <text:p text:style-name="P54"/>
      <text:p text:style-name="P55"><text:s text:c="8"/><text:span text:style-name="T54">Console</text:span><text:span text:style-name="T52">.</text:span><text:span text:style-name="T54">WriteLine</text:span><text:span text:style-name="T52">(</text:span><text:span text:style-name="T56">"\nPress any key to continue."</text:span><text:span text:style-name="T52">);</text:span></text:p>
      <text:p text:style-name="P55"><text:s text:c="8"/><text:span text:style-name="T54">Console</text:span><text:span text:style-name="T52">.</text:span><text:span text:style-name="T54">ReadKey</text:span><text:span text:style-name="T52">();</text:span></text:p>
      <text:p text:style-name="P51"/>
      <text:p text:style-name="P52">The areas where Linq is used ?</text:p>
      <text:p text:style-name="P51">A. Used to create/add/update/traverse in XML document using linq it is called as linq to xml.</text:p>
      <text:p text:style-name="P51">Used to search/sort/navigate/filter in object collection it is called as linq to object.</text:p>
      <text:p text:style-name="P51">We can use objectrelational mapping using linq i.e linq to sql.</text:p>
      <text:p text:style-name="P51">We can access/navigate/filter through dataset using linq i.e linq to dataset.</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Courier, monospace"/>
    <style:font-face style:name="Menlo" svg:font-family="Menlo, Monaco, Consolas, 'Courier New', monospace"/>
    <style:font-face style:name="OpenSymbol" svg:font-family="OpenSymbol"/>
    <style:font-face style:name="Segoe UI" svg:font-family="'Segoe UI'"/>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45M1S</meta:editing-duration>
    <meta:editing-cycles>6</meta:editing-cycles>
    <meta:generator>OpenOffice/4.1.1$Win32 OpenOffice.org_project/411m6$Build-9775</meta:generator>
    <dc:date>2016-06-21T17:07:23.64</dc:date>
    <meta:document-statistic meta:table-count="1" meta:image-count="0" meta:object-count="0" meta:page-count="9" meta:paragraph-count="268" meta:word-count="2333" meta:character-count="15883"/>
    <meta:user-defined meta:name="Info 1"/>
    <meta:user-defined meta:name="Info 2"/>
    <meta:user-defined meta:name="Info 3"/>
    <meta:user-defined meta:name="Info 4"/>
  </office:meta>
</office:document-meta>
</file>